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061f" officeooo:paragraph-rsid="000c061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f23f" style:font-weight-asian="normal" style:font-weight-complex="normal"/>
    </style:style>
    <style:style style:name="T3" style:family="text">
      <style:text-properties fo:font-weight="normal" officeooo:rsid="000fab7a" style:font-weight-asian="normal" style:font-weight-complex="normal"/>
    </style:style>
    <style:style style:name="T4" style:family="text">
      <style:text-properties fo:font-weight="normal" officeooo:rsid="0011a6fe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df23f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t movement of people dataset.<text:line-break/><text:line-break/><text:tab/><text:span text:style-name="T5">Known bugs and issues </text:span><text:span text:style-name="T1">: </text:span></text:p>
      <text:p text:style-name="P1"><text:span text:style-name="T1"><text:tab/><text:tab/>→ How to connect the year to the dataset </text:span><text:span text:style-name="T4">so that we can query info better</text:span></text:p>
      <text:p text:style-name="P1"><text:span text:style-name="T1"><text:tab/><text:tab/>→ How to name the uri’s of the resources</text:span></text:p>
      <text:p text:style-name="P1"><text:span text:style-name="T1"><text:tab/></text:span></text:p>
      <text:p text:style-name="P1"><text:span text:style-name="T1"><text:tab/></text:span><text:span text:style-name="T5">Further work:</text:span><text:span text:style-name="T1"> </text:span></text:p>
      <text:p text:style-name="P1"><text:span text:style-name="T1"><text:tab/><text:tab/>→ Come up with good questions that can be answered by this triplestore and turn <text:tab/><text:tab/> <text:s text:c="4"/>them to SPARQL queries.<text:tab/></text:span></text:p>
      <text:p text:style-name="P1"><text:span text:style-name="T1"><text:tab/><text:tab/>→ Francesca should write “rules” according to her expertise regarding the <text:tab/><text:tab/><text:tab/> <text:s text:c="4"/>inferencing of knowledge. Then I turn them to axioms in Protege.</text:span></text:p>
      <text:p text:style-name="P1"><text:span text:style-name="T1"/></text:p>
      <text:p text:style-name="P1">Convert asylum seekers dataset.</text:p>
      <text:p text:style-name="P1"><text:tab/></text:p>
      <text:p text:style-name="P1"><text:tab/><text:span text:style-name="T5">Known bugs and issues:</text:span></text:p>
      <text:p text:style-name="P1"><text:span text:style-name="T1"><text:tab/><text:tab/>→ </text:span><text:span text:style-name="T2">Some classes are 2 times in the triplestore with different namespace ( fixed! )</text:span></text:p>
      <text:p text:style-name="P1"><text:span text:style-name="T2"><text:tab/><text:tab/>→ DateTime issues : - Months are in Dutc</text:span><text:span text:style-name="T3">h ( maybe take year first as gYear then <text:tab/><text:tab/> <text:s text:c="4"/>month as gMonth and combine them to gYearMonth.</text:span></text:p>
      <text:p text:style-name="P1"><text:span text:style-name="T2"/></text:p>
      <text:p text:style-name="P1"><text:span text:style-name="T2"/></text:p>
      <text:p text:style-name="P1"><text:span text:style-name="T2"><text:tab/></text:span><text:span text:style-name="T6">Further work</text:span><text:span text:style-name="T2">:<text:line-break/><text:tab/><text:tab/>→ Try making a pipeline for Francesca to convert asylum_seeker datasets so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0:23:03.626038225</meta:creation-date>
    <dc:date>2016-08-09T13:09:10.466220003</dc:date>
    <meta:editing-duration>PT2H4M34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140" meta:character-count="824" meta:non-whitespace-character-count="649"/>
  </office:meta>
</office:document-meta>
</file>